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Preformatted_20_Text">
      <style:paragraph-properties fo:margin-top="0cm" fo:margin-bottom="0.499cm" fo:text-align="start" style:justify-single-word="false" style:writing-mode="lr-tb"/>
      <style:text-properties fo:language="it" fo:country="IT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language="it" fo:country="IT"/>
    </style:style>
    <style:style style:name="T1" style:family="text">
      <style:text-properties fo:language="it" fo:country="I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pan text:style-name="Strong_20_Emphasis">Arco 306<text:line-break/>– Arco 305 – Risulta finanziato da Carlo Moretti<text:line-break/></text:span></text:p>
        </text:list-item>
      </text:list>
      <text:p text:style-name="Text_20_body">FELICITATI BONONIENSIUM<text:line-break/>CUM CIVIUM SINGULI PRO SUA IN SEIPARAM PIETATE<text:line-break/>PORTICIBUS PER M D M PASSUM PORRECTIS<text:line-break/>PLURIBUS CLIVEIS IN PLANICIAM REDACTIS<text:line-break/>ASCENSU QUE AD MONTEM DOMINAE FACILIORI REDDITO<text:line-break/>AD SACRUM BEATAE VIRGINIS TEMPLUM<text:line-break/>ACCEDENTES<text:line-break/>A COELI INCLEMENTIA<text:line-break/>PROTEGENDOS CURARINT<text:line-break/>JO. FRANCISCUS DE RUBEIS VIR NOBILIS BONON<text:line-break/>EQUIS CURRIBUS RHEDIS PILENTES CARPENTIS QUE<text:line-break/>CONSULTUM VOLENS<text:line-break/>AURIGARUM USUI ET SEC RITATI<text:line-break/>ECEPTACULUM A SOLO ERIGENDUM<text:line-break/>AUREIS M C C AB HEREDE CON LATIS<text:line-break/>TESTAMENTO LEGAVIT <text:bookmark text:name="tw-target-text"/><text:span text:style-name="T1">LA FELICITÀ DEI BONONIENS</text:span></text:p>
      <text:p text:style-name="P5">CON OGNI CITTADINO PER LA PROPRIA PIETÀ</text:p>
      <text:p text:style-name="P5">I PORTICI CHE SI ESTENDONO PER MILLE DIMENSIONI</text:p>
      <text:p text:style-name="P5">I DIVERSI PENDII RIDOTTASI ALLA PIANURA</text:p>
      <text:p text:style-name="P5">L'ASCENSIONE CHE RESE PIÙ FACILE LA MONTAGNA DEL DOMINIO</text:p>
      <text:p text:style-name="P5">IL TEMPIO DELLA SACRA VERGINE BEATA</text:p>
      <text:p text:style-name="P5">SI AVVICINARONO</text:p>
      <text:p text:style-name="P5">I LORO AVVICINAMENTE</text:p>
      <text:p text:style-name="P5">I LORO PROTETTORI</text:p>
      <text:p text:style-name="P5">CONTRO LA PENDENZA DEL CIELO</text:p>
      <text:p text:style-name="P5">TRATTARONO</text:p>
      <text:p text:style-name="P5">GIOVANNI FRANCESCO DI RUBEIS, NOBILE UOMO DI BONO</text:p>
      <text:p text:style-name="P5">IL CAVALLO TRASPORTATO DAI CARPENTIERI PILENTI CHE</text:p>
      <text:p text:style-name="P5">VOLEVANO CONSULTARE</text:p>
      <text:p text:style-name="P5">I COSTRUTTORI USARONO E METTERONO IN SICUREZZA</text:p>
      <text:p text:style-name="P5">L'ECETTACOLO DAL TERRENO ERIGENDUM</text:p>
      <text:p text:style-name="P5">L'AUREUS M C C AB HEREDE CON LATIS</text:p>
      <text:p text:style-name="P4">LA VOLONTÀ DEL FATTORE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2:48:05.99</dc:date>
    <dc:creator>carloggg </dc:creator>
    <meta:editing-duration>PT1H1M33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1" meta:paragraph-count="19" meta:word-count="180" meta:character-count="1141"/>
  </office:meta>
</office:document-meta>
</file>